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4f4f4" loext:fill-use-slide-background="false" draw:opacity="100%" draw:textarea-horizontal-align="justify" draw:textarea-vertical-align="top" draw:auto-grow-height="false" fo:min-height="4.166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66cm" fo:min-width="3.42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43cm" fo:min-width="3.426cm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svg:stroke-width="0.035cm" svg:stroke-color="#000000" draw:marker-start-width="0.252cm" draw:marker-end-width="0.252cm" draw:fill="solid" draw:fill-color="#f4f4f4" loext:fill-use-slide-background="false" draw:textarea-horizontal-align="justify" draw:textarea-vertical-align="top" draw:auto-grow-height="false" fo:min-height="5.316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1cm" fo:min-width="3.21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7cm" fo:min-width="3.246cm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svg:stroke-width="0.035cm" svg:stroke-color="#000000" draw:marker-start-width="0.252cm" draw:marker-end-width="0.252cm" draw:fill="solid" draw:fill-color="#f4f4f4" loext:fill-use-slide-background="false" draw:textarea-horizontal-align="justify" draw:textarea-vertical-align="top" draw:auto-grow-height="false" fo:min-height="5.159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17cm" fo:min-width="3.81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81cm" fo:min-width="3.81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17cm" fo:min-width="4.449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ash" svg:stroke-width="0.106cm" svg:stroke-color="#000000" draw:marker-start-width="0.358cm" draw:marker-end="Linienspitzen_20_2" draw:marker-end-width="0.458cm" draw:fill="none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 style:list-style-name="L2">
      <style:graphic-properties svg:stroke-width="0.035cm" svg:stroke-color="#000000" draw:marker-start-width="0.252cm" draw:marker-end-width="0.252cm" draw:fill="solid" draw:fill-color="#f4f4f4" loext:fill-use-slide-background="false" draw:textarea-horizontal-align="justify" draw:textarea-vertical-align="top" draw:auto-grow-height="false" fo:min-height="3.716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6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1.601cm" fo:min-width="0cm" loext:decorative="false"/>
    </style:style>
    <style:style style:name="gr21" style:family="graphic" style:parent-style-name="standard">
      <style:graphic-properties draw:stroke="none" draw:fill="none" fo:min-height="1.923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517cm" loext:decorative="false"/>
      <style:paragraph-properties style:writing-mode="lr-tb"/>
    </style:style>
    <style:style style:name="P1" style:family="paragraph">
      <style:paragraph-properties fo:text-align="center"/>
      <style:text-properties fo:font-size="12pt" fo:font-weight="bold" style:font-weight-asian="bold" style:font-weight-complex="bold"/>
    </style:style>
    <style:style style:name="P2" style:family="paragraph">
      <loext:graphic-properties draw:fill="solid" draw:fill-color="#f4f4f4" draw:opacity="100%"/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7" style:family="paragraph">
      <loext:graphic-properties draw:fill="solid" draw:fill-color="#f4f4f4"/>
      <style:paragraph-properties fo:margin-left="0cm" fo:margin-right="0cm" fo:text-align="center" fo:text-indent="0cm" style:writing-mode="lr-tb"/>
      <style:text-properties style:font-name="Liberation Sans" fo:font-size="12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</style:style>
    <style:style style:name="P12" style:family="paragraph">
      <style:text-properties fo:color="#000000" loext:opacity="100%" fo:font-size="20pt"/>
    </style:style>
    <style:style style:name="P13" style:family="paragraph">
      <loext:graphic-properties draw:fill="none" draw:fill-color="#ffffff"/>
      <style:text-properties fo:color="#000000" loext:opacity="100%" fo:font-size="20pt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Liberation Sans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4" style:family="text">
      <style:text-properties fo:font-size="1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12pt" fo:font-style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25cm" svg:height="4.45cm" svg:x="4.7cm" svg:y="2.9cm">
          <draw:glue-point draw:id="4" svg:x="-5cm" svg:y="-1.695cm"/>
          <text:p text:style-name="P1"><text:span text:style-name="T1">arbeitszeit_flask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926cm" svg:height="1.316cm" svg:x="5.192cm" svg:y="5.531cm">
          <text:p text:style-name="P3">Views</text:p>
          <text:p text:style-name="P4"><text:span text:style-name="T2">.../view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926cm" svg:height="1.393cm" svg:x="5.192cm" svg:y="3.906cm">
          <text:p text:style-name="P3">Routes</text:p>
          <text:p text:style-name="P3"><text:span text:style-name="T2">.../route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0.25cm" svg:height="5.6cm" svg:x="4.7cm" svg:y="8.65cm">
          <draw:glue-point draw:id="4" svg:x="-5cm" svg:y="-0.666cm"/>
          <draw:glue-point draw:id="5" svg:x="-5cm" svg:y="0.444cm"/>
          <text:p text:style-name="P6"><text:span text:style-name="T3">arbeitszeit_web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711cm" svg:height="1.86cm" svg:x="5.407cm" svg:y="9.79cm">
          <text:p text:style-name="P3">Controllers</text:p>
          <text:p text:style-name="P4"><text:span text:style-name="T2">.../www/controlle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746cm" svg:height="1.82cm" svg:x="5.372cm" svg:y="11.93cm">
          <text:p text:style-name="P3">Presenters</text:p>
          <text:p text:style-name="P4"><text:span text:style-name="T2">.../www/presente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25cm" svg:height="5.443cm" svg:x="4.7cm" svg:y="20.9cm">
          <draw:glue-point draw:id="4" svg:x="-5cm" svg:y="1.58cm"/>
          <text:p text:style-name="P6"><text:span text:style-name="T3">arbeitszeit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" draw:id="id1" draw:layer="layout" svg:width="4.312cm" svg:height="1.167cm" svg:x="7.81cm" svg:y="21.854cm">
          <text:p text:style-name="P3">Interactors</text:p>
          <text:p text:style-name="P4"><text:span text:style-name="T2">.../interacto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" draw:id="id3" draw:layer="layout" svg:width="4.313cm" svg:height="1.131cm" svg:x="10.284cm" svg:y="24.647cm">
          <text:p text:style-name="P3">Records</text:p>
          <text:p text:style-name="P4"><text:span text:style-name="T2">.../record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" draw:id="id2" draw:layer="layout" svg:width="4.949cm" svg:height="1.167cm" svg:x="5.053cm" svg:y="24.611cm">
          <text:p text:style-name="P3">Database Gateway &lt;I&gt;</text:p>
          <text:p text:style-name="P3"><text:span text:style-name="T2">.../repositorie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type="line" svg:x1="9.966cm" svg:y1="23.021cm" svg:x2="7.527cm" svg:y2="24.611cm" draw:start-shape="id1" draw:start-glue-point="2" draw:end-shape="id2" draw:end-glue-point="0" svg:d="M9966 23021l-2439 1590" svg:viewBox="0 0 2440 1591">
          <text:p/>
        </draw:connector>
        <draw:connector draw:style-name="gr11" draw:text-style-name="P8" draw:layer="layout" draw:type="line" svg:x1="9.966cm" svg:y1="23.021cm" svg:x2="12.44cm" svg:y2="24.647cm" draw:start-shape="id1" draw:start-glue-point="2" draw:end-shape="id3" draw:end-glue-point="0" svg:d="M9966 23021l2474 1626" svg:viewBox="0 0 2475 1627">
          <text:p/>
        </draw:connector>
        <draw:frame draw:style-name="gr12" draw:text-style-name="P9" draw:layer="layout" svg:width="2.65cm" svg:height="1.75cm" svg:x="15.305cm" svg:y="4.4cm">
          <draw:text-box>
            <text:p>Flask</text:p>
            <text:p>App</text:p>
          </draw:text-box>
        </draw:frame>
        <draw:frame draw:style-name="gr13" draw:text-style-name="P9" draw:layer="layout" svg:width="1.983cm" svg:height="1.5cm" svg:x="15.305cm" svg:y="10.85cm">
          <draw:text-box>
            <text:p>Web</text:p>
          </draw:text-box>
        </draw:frame>
        <draw:frame draw:style-name="gr14" draw:text-style-name="P9" draw:layer="layout" svg:width="1.65cm" svg:height="1.25cm" svg:x="15.305cm" svg:y="17.1cm">
          <draw:text-box>
            <text:p>Db</text:p>
          </draw:text-box>
        </draw:frame>
        <draw:frame draw:style-name="gr15" draw:text-style-name="P9" draw:layer="layout" svg:width="2.192cm" svg:height="1.673cm" svg:x="15.305cm" svg:y="22.35cm">
          <draw:text-box>
            <text:p>Core </text:p>
            <text:p>Logic</text:p>
          </draw:text-box>
        </draw:frame>
        <draw:custom-shape draw:style-name="gr16" draw:text-style-name="P7" draw:layer="layout" svg:width="10.25cm" svg:height="4cm" svg:x="4.7cm" svg:y="15.6cm">
          <draw:glue-point draw:id="4" svg:x="-5cm" svg:y="-0.666cm"/>
          <draw:glue-point draw:id="5" svg:x="-5cm" svg:y="0.444cm"/>
          <text:p text:style-name="P6"><text:span text:style-name="T3">arbeitszeit_db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6.272cm" svg:height="2.147cm" svg:x="7.016cm" svg:y="16.889cm">
          <draw:text-box>
            <text:list text:style-name="L1">
              <text:list-item>
                <text:p text:style-name="P10"><text:span text:style-name="T4">SQLAlchemy </text:span><text:span text:style-name="T4">ORM</text:span></text:p>
              </text:list-item>
              <text:list-item>
                <text:p text:style-name="P10"><text:span text:style-name="T4">SQL table </text:span><text:span text:style-name="T4">definitions</text:span></text:p>
              </text:list-item>
              <text:list-item>
                <text:p text:style-name="P10"><text:span text:style-name="T4">Repositories</text:span></text:p>
              </text:list-item>
              <text:list-item>
                <text:p text:style-name="P10"><text:span text:style-name="T4">...</text:span></text:p>
              </text:list-item>
            </text:list>
          </draw:text-box>
        </draw:frame>
        <draw:frame draw:style-name="gr18" draw:text-style-name="P13" draw:layer="layout" svg:width="12.75cm" svg:height="1.119cm" draw:transform="rotate (1.5707963267949) translate (2.25cm 20.7cm)">
          <draw:text-box>
            <text:p text:style-name="P12"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C</text:span><text:span text:style-name="T5">I</text:span><text:span text:style-name="T5">E</text:span><text:span text:style-name="T5">S</text:span></text:p>
          </draw:text-box>
        </draw:frame>
        <draw:frame draw:style-name="gr18" draw:text-style-name="P13" draw:layer="layout" svg:width="8.342cm" svg:height="1.119cm" draw:transform="rotate (1.5707963267949) translate (18.339cm 18.192cm)">
          <draw:text-box>
            <text:p text:style-name="P12"><text:span text:style-name="T5">F</text:span><text:span text:style-name="T5">L</text:span><text:span text:style-name="T5">O</text:span><text:span text:style-name="T5">W</text:span><text:span text:style-name="T5"> </text:span><text:span text:style-name="T5">O</text:span><text:span text:style-name="T5">F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/text:p>
          </draw:text-box>
        </draw:frame>
        <draw:frame draw:style-name="gr19" draw:text-style-name="P14" draw:layer="layout" svg:width="4.2cm" svg:height="1.5cm" svg:x="8.45cm" svg:y="0.95cm">
          <draw:text-box>
            <text:p><text:span text:style-name="T6">D</text:span><text:span text:style-name="T6">E</text:span><text:span text:style-name="T6">T</text:span><text:span text:style-name="T6">A</text:span><text:span text:style-name="T6">I</text:span><text:span text:style-name="T6">L</text:span><text:span text:style-name="T6">S</text:span><text:span text:style-name="T6"> </text:span></text:p>
          </draw:text-box>
        </draw:frame>
        <draw:frame draw:style-name="gr19" draw:text-style-name="P14" draw:layer="layout" svg:width="4.2cm" svg:height="1.5cm" svg:x="8.7cm" svg:y="26.95cm">
          <draw:text-box>
            <text:p><text:span text:style-name="T6">POLI</text:span><text:span text:style-name="T6">CIES</text:span></text:p>
          </draw:text-box>
        </draw:frame>
        <draw:custom-shape draw:style-name="gr20" draw:text-style-name="P15" draw:layer="layout" svg:width="0.5cm" svg:height="2.05cm" svg:x="18.65cm" svg:y="20.1cm">
          <text:p/>
          <draw:enhanced-geometry svg:viewBox="0 0 21600 21600" draw:text-areas="?f0 ?f7 ?f2 21600" draw:mirror-horizontal="false" draw:mirror-vertical="false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5cm" svg:height="2.05cm" svg:x="18.7cm" svg:y="6.8cm">
          <text:p/>
          <draw:enhanced-geometry svg:viewBox="0 0 21600 21600" draw:text-areas="?f0 ?f7 ?f2 21600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5cm" svg:height="2.05cm" draw:transform="rotate (-3.14159265358979) translate (3cm 7.25cm)">
          <text:p/>
          <draw:enhanced-geometry svg:viewBox="0 0 21600 21600" draw:text-areas="?f0 ?f7 ?f2 21600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5cm" svg:height="2.05cm" draw:transform="rotate (-3.14159265358979) translate (3cm 23.85cm)">
          <text:p/>
          <draw:enhanced-geometry svg:viewBox="0 0 21600 21600" draw:text-areas="?f0 ?f7 ?f2 21600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6" draw:layer="layout" svg:width="4.5cm" svg:height="2.173cm" svg:x="10cm" svg:y="4.327cm">
          <draw:text-box>
            <text:list text:style-name="L1">
              <text:list-item>
                <text:p><text:span text:style-name="T7">Flask</text:span></text:p>
              </text:list-item>
              <text:list-item>
                <text:p><text:span text:style-name="T7">gettext/Babel</text:span></text:p>
              </text:list-item>
              <text:list-item>
                <text:p><text:span text:style-name="T7">HTML, CSS, JS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draw:frame draw:style-name="gr22" draw:text-style-name="P16" draw:layer="layout" svg:width="3.868cm" svg:height="3.095cm" svg:x="10.25cm" svg:y="10.05cm">
          <draw:text-box>
            <text:list text:style-name="L1">
              <text:list-item>
                <text:p><text:span text:style-name="T4">Pagination</text:span></text:p>
              </text:list-item>
              <text:list-item>
                <text:p><text:span text:style-name="T4">Forms &lt;I&gt;</text:span></text:p>
              </text:list-item>
              <text:list-item>
                <text:p><text:span text:style-name="T4">Translator &lt;I&gt;</text:span></text:p>
              </text:list-item>
              <text:list-item>
                <text:p><text:span text:style-name="T4">Session &lt;I&gt;</text:span></text:p>
              </text:list-item>
              <text:list-item>
                <text:p><text:span text:style-name="T4">Request &lt;I&gt;</text:span></text:p>
              </text:list-item>
              <text:list-item>
                <text:p><text:span text:style-name="T4">..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2" draw:display-name="Linienspitzen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2:30:00.926186090</meta:creation-date>
    <dc:date>2025-11-08T13:15:51.027671980</dc:date>
    <meta:editing-duration>PT6S</meta:editing-duration>
    <meta:editing-cycles>1</meta:editing-cycles>
    <meta:document-statistic meta:object-count="28"/>
    <meta:generator>LibreOffice/24.2.7.2$Linux_X86_64 LibreOffice_project/420$Build-2</meta:generator>
  </office:meta>
</office:document-meta>
</file>